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settings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280000046BA2C5DA0A117A897F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0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styles.xml" manifest:media-type="text/xml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Configurations2/" manifest:media-type="application/vnd.sun.xml.ui.configuration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856cm" fo:min-width="8.2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withoutfill">
      <style:graphic-properties draw:marker-end="Arrowheads_20_1" draw:marker-end-width="0.3cm" draw:fill="none" draw:textarea-vertical-align="middle"/>
    </style:style>
    <style:style style:name="gr35" style:family="graphic" style:parent-style-name="objectwithoutfill">
      <style:graphic-properties draw:marker-end="Arrowheads_20_2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41" style:family="graphic" style:parent-style-name="objectwithoutfill">
      <style:graphic-properties draw:stroke="dash" draw:stroke-dash="Long_20_Dot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47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48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line draw:style-name="gr3" draw:text-style-name="P2" draw:layer="layout" svg:x1="0.25cm" svg:y1="8cm" svg:x2="0.25cm" svg:y2="12.5cm">
          <text:p/>
        </draw:line>
        <draw:line draw:style-name="gr12" draw:text-style-name="P2" draw:layer="layout" svg:x1="2.104cm" svg:y1="9.904cm" svg:x2="5.104cm" svg:y2="9.854cm">
          <text:p/>
        </draw:line>
        <draw:line draw:style-name="gr12" draw:text-style-name="P2" draw:layer="layout" svg:x1="2.104cm" svg:y1="9.854cm" svg:x2="2.054cm" svg:y2="6.804cm">
          <text:p/>
        </draw:line>
        <draw:frame draw:style-name="gr4" draw:text-style-name="P3" draw:layer="layout" svg:width="0.551cm" svg:height="0.47cm" svg:x="5.376cm" svg:y="9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436cm" svg:height="0.47cm" svg:x="1.776cm" svg:y="6.1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2" draw:text-style-name="P2" draw:layer="layout" svg:x1="9.605cm" svg:y1="13.004cm" svg:x2="12.605cm" svg:y2="12.954cm">
          <text:p/>
        </draw:line>
        <draw:line draw:style-name="gr12" draw:text-style-name="P2" draw:layer="layout" svg:x1="9.605cm" svg:y1="13.054cm" svg:x2="9.555cm" svg:y2="10.004cm">
          <text:p/>
        </draw:line>
        <draw:frame draw:style-name="gr4" draw:text-style-name="P3" draw:layer="layout" svg:width="0.551cm" svg:height="0.47cm" svg:x="12.777cm" svg:y="12.7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551cm" svg:height="0.47cm" svg:x="9.277cm" svg:y="9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6.805cm" svg:y1="9.904cm" svg:x2="19.805cm" svg:y2="9.854cm">
          <text:p/>
        </draw:line>
        <draw:line draw:style-name="gr12" draw:text-style-name="P2" draw:layer="layout" svg:x1="16.805cm" svg:y1="9.854cm" svg:x2="16.755cm" svg:y2="6.804cm">
          <text:p/>
        </draw:line>
        <draw:frame draw:style-name="gr4" draw:text-style-name="P3" draw:layer="layout" svg:width="0.551cm" svg:height="0.47cm" svg:x="20.077cm" svg:y="9.5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551cm" svg:height="0.47cm" svg:x="16.477cm" svg:y="6.1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line draw:style-name="gr12" draw:text-style-name="P2" draw:layer="layout" svg:x1="15.7cm" svg:y1="18.15cm" svg:x2="20.55cm" svg:y2="18.2cm">
          <text:p/>
        </draw:line>
        <draw:line draw:style-name="gr12" draw:text-style-name="P2" draw:layer="layout" svg:x1="15.806cm" svg:y1="18.154cm" svg:x2="15.8cm" svg:y2="14.45cm">
          <text:p/>
        </draw:line>
        <draw:frame draw:style-name="gr4" draw:text-style-name="P3" draw:layer="layout" svg:width="0.551cm" svg:height="0.47cm" svg:x="20.878cm" svg:y="17.9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0.551cm" svg:height="0.47cm" svg:x="15.578cm" svg:y="13.9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custom-shape draw:style-name="gr29" draw:text-style-name="P3" draw:layer="layout" svg:width="9.75cm" svg:height="4.4cm" svg:x="5.25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cm" svg:y1="5.7cm" svg:x2="11.55cm" svg:y2="1.45cm">
          <text:p/>
        </draw:line>
        <draw:line draw:style-name="gr3" draw:text-style-name="P2" draw:layer="layout" svg:x1="8.1cm" svg:y1="5.8cm" svg:x2="8.1cm" svg:y2="1.3cm">
          <text:p/>
        </draw:line>
        <draw:frame draw:style-name="gr30" draw:text-style-name="P16" draw:layer="layout" svg:width="0.75cm" svg:height="4.191cm" svg:x="6.65cm" svg:y="1.45cm">
          <draw:text-box draw:corner-radius="1.25cm">
            <text:p text:style-name="P15"><text:span text:style-name="T9">Produksjon</text:span></text:p>
          </draw:text-box>
        </draw:frame>
        <draw:frame draw:style-name="gr30" draw:text-style-name="P17" draw:layer="layout" svg:width="0.75cm" svg:height="4.219cm" svg:x="9.65cm" svg:y="1.451cm">
          <draw:text-box draw:corner-radius="1.25cm">
            <text:p><text:span text:style-name="T6">I</text:span></text:p>
            <text:p><text:span text:style-name="T6">n</text:span></text:p>
            <text:p><text:span text:style-name="T6">n</text:span></text:p>
            <text:p><text:span text:style-name="T6">t.</text:span></text:p>
            <text:p><text:span text:style-name="T10"/></text:p>
            <text:p><text:span text:style-name="T6">og </text:span></text:p>
            <text:p><text:span text:style-name="T10"/></text:p>
            <text:p><text:span text:style-name="T6">Kos</text:span></text:p>
            <text:p><text:span text:style-name="T6">t</text:span></text:p>
          </draw:text-box>
        </draw:frame>
        <draw:frame draw:style-name="gr30" draw:text-style-name="P18" draw:layer="layout" svg:width="0.75cm" svg:height="4cm" svg:x="12.35cm" svg:y="1.451cm">
          <draw:text-box draw:corner-radius="1.25cm">
            <text:p><text:span text:style-name="T11">Adf</text:span></text:p>
            <text:p><text:span text:style-name="T11">E</text:span></text:p>
            <text:p><text:span text:style-name="T11">R</text:span></text:p>
            <text:p><text:span text:style-name="T11">D:</text:span></text:p>
          </draw:text-box>
        </draw:frame>
        <draw:frame draw:style-name="gr31" draw:text-style-name="P19" draw:layer="layout" svg:width="3.233cm" svg:height="1.073cm" svg:x="11.45cm" svg:y="4.35cm">
          <draw:text-box>
            <text:p><text:span text:style-name="T7">Produkt- og</text:span></text:p>
            <text:p><text:span text:style-name="T7">arbeidsmarkedet</text:span></text:p>
          </draw:text-box>
        </draw:frame>
        <draw:frame draw:style-name="gr31" draw:text-style-name="P19" draw:layer="layout" svg:width="8.994cm" svg:height="0.962cm" svg:x="0.006cm" svg:y="0.038cm">
          <draw:text-box>
            <text:p>Produktfunksjonen på kort sikt</text:p>
          </draw:text-box>
        </draw:frame>
        <draw:frame draw:style-name="gr31" draw:text-style-name="P19" draw:layer="layout" svg:width="9.13cm" svg:height="0.962cm" svg:x="0cm" svg:y="1.038cm">
          <draw:text-box>
            <text:p>Produktfunksjonen på lang sikt</text:p>
          </draw:text-box>
        </draw:frame>
        <draw:frame draw:style-name="gr31" draw:text-style-name="P19" draw:layer="layout" svg:width="9.231cm" svg:height="0.962cm" svg:x="9.5cm" svg:y="0.25cm">
          <draw:text-box>
            <text:p>Tekniske substitusjonsmuligher</text:p>
          </draw:text-box>
        </draw:frame>
        <draw:frame draw:style-name="gr31" draw:text-style-name="P19" draw:layer="layout" svg:width="5.392cm" svg:height="0.962cm" svg:x="14cm" svg:y="1.5cm">
          <draw:text-box>
            <text:p>Skalaegenskaper</text:p>
          </draw:text-box>
        </draw:frame>
        <draw:path draw:style-name="gr3" draw:text-style-name="P2" draw:layer="layout" svg:width="2.848cm" svg:height="2.399cm" svg:x="2.151cm" svg:y="7.5cm" svg:viewBox="0 0 2849 2400" svg:d="M2849 0c-3050 0-2846 2400-2846 2400">
          <text:p/>
        </draw:path>
        <draw:path draw:style-name="gr3" draw:text-style-name="P2" draw:layer="layout" svg:width="2.848cm" svg:height="2.399cm" svg:x="16.852cm" svg:y="7.5cm" svg:viewBox="0 0 2849 2400" svg:d="M2849 0c-3050 0-2846 2400-2846 2400">
          <text:p/>
        </draw:path>
        <draw:path draw:style-name="gr3" draw:text-style-name="P2" draw:layer="layout" svg:width="1.997cm" svg:height="2.149cm" draw:transform="rotate (-3.14159265358979) translate (11.85cm 12.6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2.45cm 12.1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2.95cm 11.6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9.55cm 16.8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55cm 17.5cm)" svg:viewBox="0 0 1998 2150" svg:d="M0 0c2139 0 1996 2150 1996 2150">
          <text:p/>
        </draw:path>
        <draw:line draw:style-name="gr12" draw:text-style-name="P2" draw:layer="layout" svg:x1="15.701cm" svg:y1="22.55cm" svg:x2="20.551cm" svg:y2="22.6cm">
          <text:p/>
        </draw:line>
        <draw:line draw:style-name="gr12" draw:text-style-name="P2" draw:layer="layout" svg:x1="15.807cm" svg:y1="22.554cm" svg:x2="15.801cm" svg:y2="18.85cm">
          <text:p/>
        </draw:line>
        <draw:frame draw:style-name="gr4" draw:text-style-name="P3" draw:layer="layout" svg:width="0.551cm" svg:height="0.47cm" svg:x="20.879cm" svg:y="22.3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551cm" svg:height="0.47cm" svg:x="15.579cm" svg:y="18.3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ath draw:style-name="gr3" draw:text-style-name="P2" draw:layer="layout" svg:width="1.997cm" svg:height="2.149cm" draw:transform="rotate (-3.14159265358979) translate (19.551cm 21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551cm 21.9cm)" svg:viewBox="0 0 1998 2150" svg:d="M0 0c2139 0 1996 2150 1996 2150">
          <text:p/>
        </draw:path>
        <draw:line draw:style-name="gr12" draw:text-style-name="P2" draw:layer="layout" svg:x1="15.701cm" svg:y1="26.75cm" svg:x2="20.551cm" svg:y2="26.8cm">
          <text:p/>
        </draw:line>
        <draw:line draw:style-name="gr12" draw:text-style-name="P2" draw:layer="layout" svg:x1="15.807cm" svg:y1="26.754cm" svg:x2="15.801cm" svg:y2="23.05cm">
          <text:p/>
        </draw:line>
        <draw:frame draw:style-name="gr4" draw:text-style-name="P3" draw:layer="layout" svg:width="0.551cm" svg:height="0.47cm" svg:x="20.879cm" svg:y="26.5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5.579cm" svg:y="22.5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9.551cm 25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551cm 26.1cm)" svg:viewBox="0 0 1998 2150" svg:d="M0 0c2139 0 1996 2150 1996 2150">
          <text:p/>
        </draw:path>
        <draw:line draw:style-name="gr12" draw:text-style-name="P2" draw:layer="layout" svg:x1="1.9cm" svg:y1="17.95cm" svg:x2="6.75cm" svg:y2="18cm">
          <text:p/>
        </draw:line>
        <draw:line draw:style-name="gr12" draw:text-style-name="P2" draw:layer="layout" svg:x1="2.006cm" svg:y1="17.954cm" svg:x2="2cm" svg:y2="14.25cm">
          <text:p/>
        </draw:line>
        <draw:frame draw:style-name="gr4" draw:text-style-name="P3" draw:layer="layout" svg:width="0.551cm" svg:height="0.47cm" svg:x="7.078cm" svg:y="17.7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.778cm" svg:y="1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5.75cm 16.6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75cm 17.3cm)" svg:viewBox="0 0 1998 2150" svg:d="M0 0c2139 0 1996 2150 1996 2150">
          <text:p/>
        </draw:path>
        <draw:line draw:style-name="gr12" draw:text-style-name="P2" draw:layer="layout" svg:x1="1.901cm" svg:y1="22.35cm" svg:x2="6.751cm" svg:y2="22.4cm">
          <text:p/>
        </draw:line>
        <draw:line draw:style-name="gr12" draw:text-style-name="P2" draw:layer="layout" svg:x1="2.007cm" svg:y1="22.354cm" svg:x2="2.001cm" svg:y2="18.65cm">
          <text:p/>
        </draw:line>
        <draw:frame draw:style-name="gr4" draw:text-style-name="P3" draw:layer="layout" svg:width="0.551cm" svg:height="0.47cm" svg:x="7.079cm" svg:y="22.1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779cm" svg:y="18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line draw:style-name="gr12" draw:text-style-name="P2" draw:layer="layout" svg:x1="1.901cm" svg:y1="26.55cm" svg:x2="6.751cm" svg:y2="26.6cm">
          <text:p/>
        </draw:line>
        <draw:line draw:style-name="gr12" draw:text-style-name="P2" draw:layer="layout" svg:x1="2.007cm" svg:y1="26.554cm" svg:x2="2.001cm" svg:y2="22.85cm">
          <text:p/>
        </draw:line>
        <draw:frame draw:style-name="gr4" draw:text-style-name="P3" draw:layer="layout" svg:width="0.551cm" svg:height="0.47cm" svg:x="7.079cm" svg:y="26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779cm" svg:y="22.3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3" draw:text-style-name="P2" draw:layer="layout" svg:x1="2.5cm" svg:y1="19cm" svg:x2="5.75cm" svg:y2="22cm">
          <text:p/>
        </draw:line>
        <draw:line draw:style-name="gr3" draw:text-style-name="P2" draw:layer="layout" svg:x1="2.4cm" svg:y1="23.5cm" svg:x2="2.4cm" svg:y2="26.25cm">
          <text:p/>
        </draw:line>
        <draw:line draw:style-name="gr3" draw:text-style-name="P2" draw:layer="layout" svg:x1="5.15cm" svg:y1="26.25cm" svg:x2="2.4cm" svg:y2="26.25cm">
          <text:p/>
        </draw:line>
      </draw:page>
      <draw:page draw:name="page6" draw:style-name="dp1" draw:master-page-name="Default">
        <draw:frame draw:style-name="gr32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custom-shape draw:style-name="gr29" draw:text-style-name="P3" draw:layer="layout" svg:width="9.75cm" svg:height="4.4cm" svg:x="5.251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1cm" svg:y1="5.7cm" svg:x2="11.551cm" svg:y2="1.45cm">
          <text:p/>
        </draw:line>
        <draw:line draw:style-name="gr3" draw:text-style-name="P2" draw:layer="layout" svg:x1="8.101cm" svg:y1="5.8cm" svg:x2="8.101cm" svg:y2="1.3cm">
          <text:p/>
        </draw:line>
        <draw:line draw:style-name="gr12" draw:text-style-name="P2" draw:layer="layout" svg:x1="2.104cm" svg:y1="17.904cm" svg:x2="5.104cm" svg:y2="17.854cm">
          <text:p/>
        </draw:line>
        <draw:line draw:style-name="gr12" draw:text-style-name="P2" draw:layer="layout" svg:x1="2.104cm" svg:y1="17.854cm" svg:x2="2.054cm" svg:y2="14.804cm">
          <text:p/>
        </draw:line>
        <draw:frame draw:style-name="gr4" draw:text-style-name="P3" draw:layer="layout" svg:width="0.551cm" svg:height="0.47cm" svg:x="5.376cm" svg:y="17.5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436cm" svg:height="0.47cm" svg:x="1.776cm" svg:y="14.1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9.605cm" svg:y1="21.004cm" svg:x2="12.605cm" svg:y2="20.954cm">
          <text:p/>
        </draw:line>
        <draw:line draw:style-name="gr12" draw:text-style-name="P2" draw:layer="layout" svg:x1="9.605cm" svg:y1="21.054cm" svg:x2="9.555cm" svg:y2="18.004cm">
          <text:p/>
        </draw:line>
        <draw:frame draw:style-name="gr4" draw:text-style-name="P3" draw:layer="layout" svg:width="0.551cm" svg:height="0.47cm" svg:x="12.777cm" svg:y="2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51cm" svg:height="0.47cm" svg:x="9.277cm" svg:y="17.3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12" draw:text-style-name="P2" draw:layer="layout" svg:x1="16.805cm" svg:y1="17.904cm" svg:x2="19.805cm" svg:y2="17.854cm">
          <text:p/>
        </draw:line>
        <draw:line draw:style-name="gr12" draw:text-style-name="P2" draw:layer="layout" svg:x1="16.805cm" svg:y1="17.854cm" svg:x2="16.755cm" svg:y2="14.804cm">
          <text:p/>
        </draw:line>
        <draw:frame draw:style-name="gr4" draw:text-style-name="P3" draw:layer="layout" svg:width="0.551cm" svg:height="0.47cm" svg:x="20.077cm" svg:y="17.5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51cm" svg:height="0.47cm" svg:x="16.477cm" svg:y="14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path draw:style-name="gr3" draw:text-style-name="P2" draw:layer="layout" svg:width="2.848cm" svg:height="2.399cm" svg:x="2.151cm" svg:y="15.5cm" svg:viewBox="0 0 2849 2400" svg:d="M2849 0c-3050 0-2846 2400-2846 2400">
          <text:p/>
        </draw:path>
        <draw:path draw:style-name="gr3" draw:text-style-name="P2" draw:layer="layout" svg:width="2.848cm" svg:height="2.399cm" svg:x="16.852cm" svg:y="15.5cm" svg:viewBox="0 0 2849 2400" svg:d="M2849 0c-3050 0-2846 2400-2846 2400">
          <text:p/>
        </draw:path>
        <draw:path draw:style-name="gr3" draw:text-style-name="P2" draw:layer="layout" svg:width="1.997cm" svg:height="2.149cm" draw:transform="rotate (-3.14159265358979) translate (11.85cm 20.6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2.45cm 20.1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2.95cm 19.6cm)" svg:viewBox="0 0 1998 2150" svg:d="M0 0c2139 0 1996 2150 1996 2150">
          <text:p/>
        </draw:path>
      </draw:page>
      <draw:page draw:name="page8" draw:style-name="dp1" draw:master-page-name="Default">
        <draw:frame draw:style-name="gr33" draw:text-style-name="P3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29" draw:text-style-name="P3" draw:layer="layout" svg:width="9.75cm" svg:height="4.4cm" svg:x="5.352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652cm" svg:y1="5.7cm" svg:x2="11.652cm" svg:y2="1.45cm">
          <text:p/>
        </draw:line>
        <draw:line draw:style-name="gr3" draw:text-style-name="P2" draw:layer="layout" svg:x1="8.202cm" svg:y1="5.8cm" svg:x2="8.202cm" svg:y2="1.3cm">
          <text:p/>
        </draw:line>
      </draw:page>
      <draw:page draw:name="page10" draw:style-name="dp1" draw:master-page-name="Default">
        <draw:frame draw:style-name="gr32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32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2" draw:style-name="dp1" draw:master-page-name="Default"/>
      <draw:page draw:name="page13" draw:style-name="dp1" draw:master-page-name="Default">
        <draw:frame draw:style-name="gr32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/>
      <draw:page draw:name="page15" draw:style-name="dp1" draw:master-page-name="Default">
        <draw:frame draw:style-name="gr32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32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32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line draw:style-name="gr34" draw:text-style-name="P2" draw:layer="layout" svg:x1="6.081cm" svg:y1="16.875cm" svg:x2="17.511cm" svg:y2="16.875cm">
          <text:p/>
        </draw:line>
        <draw:line draw:style-name="gr35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36" draw:text-style-name="P7" draw:layer="layout" svg:width="2.217cm" svg:height="0.962cm" svg:x="15.853cm" svg:y="11.562cm">
          <draw:text-box>
            <text:p>S=GK</text:p>
          </draw:text-box>
        </draw:frame>
        <draw:frame draw:style-name="gr37" draw:text-style-name="P7" draw:layer="layout" svg:width="1.205cm" svg:height="1.673cm" svg:x="4.493cm" svg:y="7.35cm">
          <draw:text-box>
            <text:p/>
            <text:p/>
          </draw:text-box>
        </draw:frame>
        <draw:frame draw:style-name="gr38" draw:text-style-name="P7" draw:layer="layout" svg:width="0.925cm" svg:height="0.962cm" svg:x="18.146cm" svg:y="16.864cm">
          <draw:text-box>
            <text:p>X</text:p>
          </draw:text-box>
        </draw:frame>
        <draw:frame draw:style-name="gr38" draw:text-style-name="P7" draw:layer="layout" svg:width="0.925cm" svg:height="0.962cm" svg:x="4.811cm" svg:y="5.445cm">
          <draw:text-box>
            <text:p>P</text:p>
          </draw:text-box>
        </draw:frame>
        <draw:frame draw:style-name="gr39" draw:text-style-name="P7" draw:layer="layout" svg:width="1.907cm" svg:height="0.962cm" svg:x="3.858cm" svg:y="7.35cm">
          <draw:text-box>
            <text:p>5000</text:p>
          </draw:text-box>
        </draw:frame>
        <draw:frame draw:style-name="gr39" draw:text-style-name="P7" draw:layer="layout" svg:width="1.907cm" svg:height="0.962cm" svg:x="16.241cm" svg:y="17.827cm">
          <draw:text-box>
            <text:p>2500</text:p>
          </draw:text-box>
        </draw:frame>
        <draw:frame draw:style-name="gr38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39" draw:text-style-name="P7" draw:layer="layout" svg:width="1.907cm" svg:height="0.962cm" svg:x="11.559cm" svg:y="17.518cm">
          <draw:text-box>
            <text:p>1250</text:p>
          </draw:text-box>
        </draw:frame>
        <draw:frame draw:style-name="gr40" draw:text-style-name="P7" draw:layer="layout" svg:width="1.556cm" svg:height="0.962cm" svg:x="7.938cm" svg:y="17.21cm">
          <draw:text-box>
            <text:p>500</text:p>
          </draw:text-box>
        </draw:frame>
        <draw:frame draw:style-name="gr39" draw:text-style-name="P7" draw:layer="layout" svg:width="1.907cm" svg:height="0.962cm" svg:x="3.776cm" svg:y="9.36cm">
          <draw:text-box>
            <text:p>4000</text:p>
          </draw:text-box>
        </draw:frame>
        <draw:line draw:style-name="gr41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39" draw:text-style-name="P7" draw:layer="layout" svg:width="1.907cm" svg:height="0.962cm" svg:x="3.776cm" svg:y="11.347cm">
          <draw:text-box>
            <text:p>3000</text:p>
          </draw:text-box>
        </draw:frame>
        <draw:frame draw:style-name="gr42" draw:text-style-name="P7" draw:layer="layout" svg:width="1.175cm" svg:height="0.962cm" svg:x="11.413cm" svg:y="15.922cm">
          <draw:text-box>
            <text:p>GI</text:p>
          </draw:text-box>
        </draw:frame>
        <draw:frame draw:style-name="gr43" draw:text-style-name="P7" draw:layer="layout" svg:width="1.421cm" svg:height="0.962cm" svg:x="6.416cm" svg:y="8.99cm">
          <draw:text-box>
            <text:p>KO</text:p>
          </draw:text-box>
        </draw:frame>
        <draw:frame draw:style-name="gr44" draw:text-style-name="P7" draw:layer="layout" svg:width="1.383cm" svg:height="0.962cm" svg:x="9.008cm" svg:y="11.012cm">
          <draw:text-box>
            <text:p>DV</text:p>
          </draw:text-box>
        </draw:frame>
        <draw:frame draw:style-name="gr45" draw:text-style-name="P7" draw:layer="layout" svg:width="2.123cm" svg:height="0.962cm" svg:x="6.533cm" svg:y="10.795cm">
          <draw:text-box>
            <text:p>PO</text:p>
          </draw:text-box>
        </draw:frame>
        <draw:frame draw:style-name="gr46" draw:text-style-name="P7" draw:layer="layout" svg:width="1.907cm" svg:height="1.28cm" svg:x="9.981cm" svg:y="17.495cm">
          <draw:text-box>
            <text:p>1000</text:p>
          </draw:text-box>
        </draw:frame>
        <draw:line draw:style-name="gr47" draw:text-style-name="P2" draw:layer="layout" svg:x1="8.738cm" svg:y1="16.875cm" svg:x2="8.738cm" svg:y2="9.89cm">
          <text:p/>
        </draw:line>
        <draw:line draw:style-name="gr47" draw:text-style-name="P2" draw:layer="layout" svg:x1="9.738cm" svg:y1="16.876cm" svg:x2="9.573cm" svg:y2="10.525cm">
          <text:p/>
        </draw:line>
        <draw:line draw:style-name="gr41" draw:text-style-name="P2" draw:layer="layout" svg:x1="6.082cm" svg:y1="10.507cm" svg:x2="9.573cm" svg:y2="10.525cm">
          <text:p/>
        </draw:line>
        <draw:frame draw:style-name="gr39" draw:text-style-name="P7" draw:layer="layout" svg:width="1.907cm" svg:height="0.962cm" svg:x="4.176cm" svg:y="10.525cm">
          <draw:text-box>
            <text:p>3800</text:p>
          </draw:text-box>
        </draw:frame>
        <draw:frame draw:style-name="gr40" draw:text-style-name="P7" draw:layer="layout" svg:width="1.556cm" svg:height="0.962cm" svg:x="9.256cm" svg:y="17.192cm">
          <draw:text-box>
            <text:p>600</text:p>
          </draw:text-box>
        </draw:frame>
        <draw:custom-shape draw:style-name="gr48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9" draw:style-name="dp1" draw:master-page-name="Default">
        <draw:frame draw:style-name="gr32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32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32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32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32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8-29T13:52:25.317829536</dc:date>
    <meta:editing-duration>PT5H7M39S</meta:editing-duration>
    <meta:editing-cycles>64</meta:editing-cycles>
    <meta:generator>LibreOffice/7.3.3.2$Linux_X86_64 LibreOffice_project/30$Build-2</meta:generator>
    <meta:document-statistic meta:object-count="366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i>K</mi>
    <annotation encoding="StarMath 5.0">K</annotation>
  </semantics>
</math>
</file>

<file path=Object 42/content.xml><?xml version="1.0" encoding="utf-8"?>
<math xmlns="http://www.w3.org/1998/Math/MathML" display="block">
  <semantics>
    <mi>N</mi>
    <annotation encoding="StarMath 5.0">N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7/content.xml><?xml version="1.0" encoding="utf-8"?>
<math xmlns="http://www.w3.org/1998/Math/MathML" display="block">
  <semantics>
    <mi>K</mi>
    <annotation encoding="StarMath 5.0">K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49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i>K</mi>
    <annotation encoding="StarMath 5.0">K</annotation>
  </semantics>
</math>
</file>

<file path=Object 52/content.xml><?xml version="1.0" encoding="utf-8"?>
<math xmlns="http://www.w3.org/1998/Math/MathML" display="block">
  <semantics>
    <mi>x</mi>
    <annotation encoding="StarMath 5.0">x</annotation>
  </semantics>
</math>
</file>

<file path=Object 53/content.xml><?xml version="1.0" encoding="utf-8"?>
<math xmlns="http://www.w3.org/1998/Math/MathML" display="block">
  <semantics>
    <mi>K</mi>
    <annotation encoding="StarMath 5.0">K</annotation>
  </semantics>
</math>
</file>

<file path=Object 54/content.xml><?xml version="1.0" encoding="utf-8"?>
<math xmlns="http://www.w3.org/1998/Math/MathML" display="block">
  <semantics>
    <mi>N</mi>
    <annotation encoding="StarMath 5.0">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K</mi>
    <annotation encoding="StarMath 5.0">K</annotation>
  </semantics>
</math>
</file>

<file path=Object 68/content.xml><?xml version="1.0" encoding="utf-8"?>
<math xmlns="http://www.w3.org/1998/Math/MathML" display="block">
  <semantics>
    <mi>N</mi>
    <annotation encoding="StarMath 5.0">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K</mi>
    <annotation encoding="StarMath 5.0">K</annotation>
  </semantics>
</math>
</file>

<file path=Object 86/content.xml><?xml version="1.0" encoding="utf-8"?>
<math xmlns="http://www.w3.org/1998/Math/MathML" display="block">
  <semantics>
    <mi>x</mi>
    <annotation encoding="StarMath 5.0">x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